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BitPosition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2BIN(BITLSHIFT([.B2];1) + [.C2];8)" office:value-type="string" office:string-value="00000010" calcext:value-type="string">
            <text:p>00000010</text:p>
          </table:table-cell>
          <table:table-cell table:formula="of:=&quot;Encoder &quot; &amp; [.A2] &amp; &quot; Turned CCW&quot;" office:value-type="string" office:string-value="Encoder 1 Turned CCW" calcext:value-type="string">
            <text:p>Encoder 1 Turned CCW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DEC2BIN(BITLSHIFT([.B3];1) + [.C3];8)" office:value-type="string" office:string-value="00000011" calcext:value-type="string">
            <text:p>00000011</text:p>
          </table:table-cell>
          <table:table-cell table:formula="of:=&quot;Encoder &quot; &amp; [.A3] &amp; &quot; Turned CW&quot;" office:value-type="string" office:string-value="Encoder 1 Turned CW" calcext:value-type="string">
            <text:p>Encoder 1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DEC2BIN(BITLSHIFT([.B4];1) + [.C4];8)" office:value-type="string" office:string-value="00000100" calcext:value-type="string">
            <text:p>00000100</text:p>
          </table:table-cell>
          <table:table-cell table:formula="of:=&quot;Encoder &quot; &amp; [.A4] &amp; &quot; Turned CCW&quot;" office:value-type="string" office:string-value="Encoder 2 Turned CCW" calcext:value-type="string">
            <text:p>Encoder 2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DEC2BIN(BITLSHIFT([.B5];1) + [.C5];8)" office:value-type="string" office:string-value="00000101" calcext:value-type="string">
            <text:p>00000101</text:p>
          </table:table-cell>
          <table:table-cell table:formula="of:=&quot;Encoder &quot; &amp; [.A5] &amp; &quot; Turned CW&quot;" office:value-type="string" office:string-value="Encoder 2 Turned CW" calcext:value-type="string">
            <text:p>Encoder 2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DEC2BIN(BITLSHIFT([.B6];1) + [.C6];8)" office:value-type="string" office:string-value="00000110" calcext:value-type="string">
            <text:p>00000110</text:p>
          </table:table-cell>
          <table:table-cell table:formula="of:=&quot;Encoder &quot; &amp; [.A6] &amp; &quot; Turned CCW&quot;" office:value-type="string" office:string-value="Encoder 3 Turned CCW" calcext:value-type="string">
            <text:p>Encoder 3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BITLSHIFT([.B7];1) + [.C7];8)" office:value-type="string" office:string-value="00000111" calcext:value-type="string">
            <text:p>00000111</text:p>
          </table:table-cell>
          <table:table-cell table:formula="of:=&quot;Encoder &quot; &amp; [.A7] &amp; &quot; Turned CW&quot;" office:value-type="string" office:string-value="Encoder 3 Turned CW" calcext:value-type="string">
            <text:p>Encoder 3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DEC2BIN(BITLSHIFT([.B8];1) + [.C8];8)" office:value-type="string" office:string-value="00001000" calcext:value-type="string">
            <text:p>00001000</text:p>
          </table:table-cell>
          <table:table-cell table:formula="of:=&quot;Encoder &quot; &amp; [.A8] &amp; &quot; Turned CCW&quot;" office:value-type="string" office:string-value="Encoder 4 Turned CCW" calcext:value-type="string">
            <text:p>Encoder 4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DEC2BIN(BITLSHIFT([.B9];1) + [.C9];8)" office:value-type="string" office:string-value="00001001" calcext:value-type="string">
            <text:p>00001001</text:p>
          </table:table-cell>
          <table:table-cell table:formula="of:=&quot;Encoder &quot; &amp; [.A9] &amp; &quot; Turned CW&quot;" office:value-type="string" office:string-value="Encoder 4 Turned CW" calcext:value-type="string">
            <text:p>Encoder 4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DEC2BIN(BITLSHIFT([.B10];1) + [.C10];8)" office:value-type="string" office:string-value="00001010" calcext:value-type="string">
            <text:p>00001010</text:p>
          </table:table-cell>
          <table:table-cell table:formula="of:=&quot;Encoder &quot; &amp; [.A10] &amp; &quot; Turned CCW&quot;" office:value-type="string" office:string-value="Encoder 5 Turned CCW" calcext:value-type="string">
            <text:p>Encoder 5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DEC2BIN(BITLSHIFT([.B11];1) + [.C11];8)" office:value-type="string" office:string-value="00001011" calcext:value-type="string">
            <text:p>00001011</text:p>
          </table:table-cell>
          <table:table-cell table:formula="of:=&quot;Encoder &quot; &amp; [.A11] &amp; &quot; Turned CW&quot;" office:value-type="string" office:string-value="Encoder 5 Turned CW" calcext:value-type="string">
            <text:p>Encoder 5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DEC2BIN(BITLSHIFT([.B12];1) + [.C12];8)" office:value-type="string" office:string-value="00001100" calcext:value-type="string">
            <text:p>00001100</text:p>
          </table:table-cell>
          <table:table-cell table:formula="of:=&quot;Encoder &quot; &amp; [.A12] &amp; &quot; Turned CCW&quot;" office:value-type="string" office:string-value="Encoder 6 Turned CCW" calcext:value-type="string">
            <text:p>Encoder 6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DEC2BIN(BITLSHIFT([.B13];1) + [.C13];8)" office:value-type="string" office:string-value="00001101" calcext:value-type="string">
            <text:p>00001101</text:p>
          </table:table-cell>
          <table:table-cell table:formula="of:=&quot;Encoder &quot; &amp; [.A13] &amp; &quot; Turned CW&quot;" office:value-type="string" office:string-value="Encoder 6 Turned CW" calcext:value-type="string">
            <text:p>Encoder 6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DEC2BIN(BITLSHIFT([.B14];1) + [.C14];8)" office:value-type="string" office:string-value="00001110" calcext:value-type="string">
            <text:p>00001110</text:p>
          </table:table-cell>
          <table:table-cell table:formula="of:=&quot;Encoder &quot; &amp; [.A14] &amp; &quot; Turned CCW&quot;" office:value-type="string" office:string-value="Encoder 7 Turned CCW" calcext:value-type="string">
            <text:p>Encoder 7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DEC2BIN(BITLSHIFT([.B15];1) + [.C15];8)" office:value-type="string" office:string-value="00001111" calcext:value-type="string">
            <text:p>00001111</text:p>
          </table:table-cell>
          <table:table-cell table:formula="of:=&quot;Encoder &quot; &amp; [.A15] &amp; &quot; Turned CW&quot;" office:value-type="string" office:string-value="Encoder 7 Turned CW" calcext:value-type="string">
            <text:p>Encoder 7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DEC2BIN(BITLSHIFT([.B16];1) + [.C16];8)" office:value-type="string" office:string-value="00010000" calcext:value-type="string">
            <text:p>00010000</text:p>
          </table:table-cell>
          <table:table-cell table:formula="of:=&quot;Encoder &quot; &amp; [.A16] &amp; &quot; Turned CCW&quot;" office:value-type="string" office:string-value="Encoder 8 Turned CCW" calcext:value-type="string">
            <text:p>Encoder 8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DEC2BIN(BITLSHIFT([.B17];1) + [.C17];8)" office:value-type="string" office:string-value="00010001" calcext:value-type="string">
            <text:p>00010001</text:p>
          </table:table-cell>
          <table:table-cell table:formula="of:=&quot;Encoder &quot; &amp; [.A17] &amp; &quot; Turned CW&quot;" office:value-type="string" office:string-value="Encoder 8 Turned CW" calcext:value-type="string">
            <text:p>Encoder 8 Turned 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DEC2BIN(BITLSHIFT([.B18];1) + [.C18];8)" office:value-type="string" office:string-value="00010010" calcext:value-type="string">
            <text:p>00010010</text:p>
          </table:table-cell>
          <table:table-cell table:formula="of:=&quot;Encoder &quot; &amp; [.A18] &amp; &quot; Turned CCW&quot;" office:value-type="string" office:string-value="Encoder 9 Turned CCW" calcext:value-type="string">
            <text:p>Encoder 9 Turned CC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DEC2BIN(BITLSHIFT([.B19];1) + [.C19];8)" office:value-type="string" office:string-value="00010011" calcext:value-type="string">
            <text:p>00010011</text:p>
          </table:table-cell>
          <table:table-cell table:formula="of:=&quot;Encoder &quot; &amp; [.A19] &amp; &quot; Turned CW&quot;" office:value-type="string" office:string-value="Encoder 9 Turned CW" calcext:value-type="string">
            <text:p>Encoder 9 Turned CW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BITLSHIFT([.B20];1) + [.C20];8)" office:value-type="string" office:string-value="00010101" calcext:value-type="string">
            <text:p>00010101</text:p>
          </table:table-cell>
          <table:table-cell table:formula="of:=&quot;Encoder &quot; &amp; [.A20] &amp; &quot; Button Pressed&quot;" office:value-type="string" office:string-value="Encoder 1 Button Pressed" calcext:value-type="string">
            <text:p>Encoder 1 Button Pressed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DEC2BIN(BITLSHIFT([.B21];1) + [.C21];8)" office:value-type="string" office:string-value="00010100" calcext:value-type="string">
            <text:p>00010100</text:p>
          </table:table-cell>
          <table:table-cell table:formula="of:=&quot;Encoder &quot; &amp; [.A21] &amp; &quot; Button Released&quot;" office:value-type="string" office:string-value="Encoder 1 Button Released" calcext:value-type="string">
            <text:p>Encoder 1 Button Released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DEC2BIN(BITLSHIFT([.B22];1) + [.C22];8)" office:value-type="string" office:string-value="00010111" calcext:value-type="string">
            <text:p>00010111</text:p>
          </table:table-cell>
          <table:table-cell table:formula="of:=&quot;Encoder &quot; &amp; [.A22] &amp; &quot; Button Pressed&quot;" office:value-type="string" office:string-value="Encoder 2 Button Pressed" calcext:value-type="string">
            <text:p>Encoder 2 Button Pressed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DEC2BIN(BITLSHIFT([.B23];1) + [.C23];8)" office:value-type="string" office:string-value="00010110" calcext:value-type="string">
            <text:p>00010110</text:p>
          </table:table-cell>
          <table:table-cell table:formula="of:=&quot;Encoder &quot; &amp; [.A23] &amp; &quot; Button Released&quot;" office:value-type="string" office:string-value="Encoder 2 Button Released" calcext:value-type="string">
            <text:p>Encoder 2 Button Released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DEC2BIN(BITLSHIFT([.B24];1) + [.C24];8)" office:value-type="string" office:string-value="00011001" calcext:value-type="string">
            <text:p>00011001</text:p>
          </table:table-cell>
          <table:table-cell table:formula="of:=&quot;Encoder &quot; &amp; [.A24] &amp; &quot; Button Pressed&quot;" office:value-type="string" office:string-value="Encoder 3 Button Pressed" calcext:value-type="string">
            <text:p>Encoder 3 Button Pressed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DEC2BIN(BITLSHIFT([.B25];1) + [.C25];8)" office:value-type="string" office:string-value="00011000" calcext:value-type="string">
            <text:p>00011000</text:p>
          </table:table-cell>
          <table:table-cell table:formula="of:=&quot;Encoder &quot; &amp; [.A25] &amp; &quot; Button Released&quot;" office:value-type="string" office:string-value="Encoder 3 Button Released" calcext:value-type="string">
            <text:p>Encoder 3 Button Released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DEC2BIN(BITLSHIFT([.B26];1) + [.C26];8)" office:value-type="string" office:string-value="00011011" calcext:value-type="string">
            <text:p>00011011</text:p>
          </table:table-cell>
          <table:table-cell table:formula="of:=&quot;Encoder &quot; &amp; [.A26] &amp; &quot; Button Pressed&quot;" office:value-type="string" office:string-value="Encoder 4 Button Pressed" calcext:value-type="string">
            <text:p>Encoder 4 Button Pressed</text:p>
          </table:table-cell>
          <table:table-cell office:value-type="string" calcext:value-type="string">
            <text:p>E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DEC2BIN(BITLSHIFT([.B27];1) + [.C27];8)" office:value-type="string" office:string-value="00011010" calcext:value-type="string">
            <text:p>00011010</text:p>
          </table:table-cell>
          <table:table-cell table:formula="of:=&quot;Encoder &quot; &amp; [.A27] &amp; &quot; Button Released&quot;" office:value-type="string" office:string-value="Encoder 4 Button Released" calcext:value-type="string">
            <text:p>Encoder 4 Button Released</text:p>
          </table:table-cell>
          <table:table-cell office:value-type="string" calcext:value-type="string">
            <text:p>E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DEC2BIN(BITLSHIFT([.B28];1) + [.C28];8)" office:value-type="string" office:string-value="00011101" calcext:value-type="string">
            <text:p>00011101</text:p>
          </table:table-cell>
          <table:table-cell table:formula="of:=&quot;Encoder &quot; &amp; [.A28] &amp; &quot; Button Pressed&quot;" office:value-type="string" office:string-value="Encoder 5 Button Pressed" calcext:value-type="string">
            <text:p>Encoder 5 Button Pressed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DEC2BIN(BITLSHIFT([.B29];1) + [.C29];8)" office:value-type="string" office:string-value="00011100" calcext:value-type="string">
            <text:p>00011100</text:p>
          </table:table-cell>
          <table:table-cell table:formula="of:=&quot;Encoder &quot; &amp; [.A29] &amp; &quot; Button Released&quot;" office:value-type="string" office:string-value="Encoder 5 Button Released" calcext:value-type="string">
            <text:p>Encoder 5 Button Released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DEC2BIN(BITLSHIFT([.B30];1) + [.C30];8)" office:value-type="string" office:string-value="00011111" calcext:value-type="string">
            <text:p>00011111</text:p>
          </table:table-cell>
          <table:table-cell office:value-type="string" calcext:value-type="string">
            <text:p>Ext PTT Pressed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DEC2BIN(BITLSHIFT([.B31];1) + [.C31];8)" office:value-type="string" office:string-value="00011110" calcext:value-type="string">
            <text:p>00011110</text:p>
          </table:table-cell>
          <table:table-cell office:value-type="string" calcext:value-type="string">
            <text:p>Ext PTT Released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DEC2BIN(BITLSHIFT([.B32];1) + [.C32];8)" office:value-type="string" office:string-value="00100001" calcext:value-type="string">
            <text:p>00100001</text:p>
          </table:table-cell>
          <table:table-cell office:value-type="string" calcext:value-type="string">
            <text:p>MIC PTT Pressed</text:p>
          </table:table-cell>
          <table:table-cell office:value-type="string" calcext:value-type="string">
            <text:p>E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DEC2BIN(BITLSHIFT([.B33];1) + [.C33];8)" office:value-type="string" office:string-value="00100000" calcext:value-type="string">
            <text:p>00100000</text:p>
          </table:table-cell>
          <table:table-cell office:value-type="string" calcext:value-type="string">
            <text:p>Mic PTT Released</text:p>
          </table:table-cell>
          <table:table-cell office:value-type="string" calcext:value-type="string">
            <text:p>E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DEC2BIN(BITLSHIFT([.B34];1) + [.C34];8)" office:value-type="string" office:string-value="00100011" calcext:value-type="string">
            <text:p>00100011</text:p>
          </table:table-cell>
          <table:table-cell office:value-type="string" calcext:value-type="string">
            <text:p>MIC BTN Down Pressed</text:p>
          </table:table-cell>
          <table:table-cell office:value-type="string" calcext:value-type="string">
            <text:p>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DEC2BIN(BITLSHIFT([.B35];1) + [.C35];8)" office:value-type="string" office:string-value="00100010" calcext:value-type="string">
            <text:p>00100010</text:p>
          </table:table-cell>
          <table:table-cell office:value-type="string" calcext:value-type="string">
            <text:p>MIC BTN Down Released</text:p>
          </table:table-cell>
          <table:table-cell office:value-type="string" calcext:value-type="string">
            <text:p>E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DEC2BIN(BITLSHIFT([.B36];1) + [.C36];8)" office:value-type="string" office:string-value="00100101" calcext:value-type="string">
            <text:p>00100101</text:p>
          </table:table-cell>
          <table:table-cell office:value-type="string" calcext:value-type="string">
            <text:p>MIC BTN Up Pressed</text:p>
          </table:table-cell>
          <table:table-cell office:value-type="string" calcext:value-type="string">
            <text:p>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DEC2BIN(BITLSHIFT([.B37];1) + [.C37];8)" office:value-type="string" office:string-value="00100100" calcext:value-type="string">
            <text:p>00100100</text:p>
          </table:table-cell>
          <table:table-cell office:value-type="string" calcext:value-type="string">
            <text:p>MIC BTN Up Released</text:p>
          </table:table-cell>
          <table:table-cell office:value-type="string" calcext:value-type="string">
            <text:p>E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DEC2BIN(BITLSHIFT([.B38];1) + [.C38];8)" office:value-type="string" office:string-value="00100111" calcext:value-type="string">
            <text:p>00100111</text:p>
          </table:table-cell>
          <table:table-cell office:value-type="string" calcext:value-type="string">
            <text:p>MIC BTN FST Pressed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DEC2BIN(BITLSHIFT([.B39];1) + [.C39];8)" office:value-type="string" office:string-value="00100110" calcext:value-type="string">
            <text:p>00100110</text:p>
          </table:table-cell>
          <table:table-cell office:value-type="string" calcext:value-type="string">
            <text:p>MIC BTN FST Released</text:p>
          </table:table-cell>
          <table:table-cell office:value-type="string" calcext:value-type="string">
            <text:p>E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DEC2BIN(BITLSHIFT([.B40];1) + [.C40];8)" office:value-type="string" office:string-value="00101001" calcext:value-type="string">
            <text:p>00101001</text:p>
          </table:table-cell>
          <table:table-cell table:formula="of:=&quot;Switch &quot; &amp; [.A40] &amp; &quot; Pressed&quot;" office:value-type="string" office:string-value="Switch 1 Pressed" calcext:value-type="string">
            <text:p>Switch 1 Pressed</text:p>
          </table:table-cell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DEC2BIN(BITLSHIFT([.B41];1) + [.C41];8)" office:value-type="string" office:string-value="00101000" calcext:value-type="string">
            <text:p>00101000</text:p>
          </table:table-cell>
          <table:table-cell table:formula="of:=&quot;Switch &quot; &amp; [.A41] &amp; &quot; Released&quot;" office:value-type="string" office:string-value="Switch 1 Released" calcext:value-type="string">
            <text:p>Switch 1 Released</text:p>
          </table:table-cell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DEC2BIN(BITLSHIFT([.B42];1) + [.C42];8)" office:value-type="string" office:string-value="00101011" calcext:value-type="string">
            <text:p>00101011</text:p>
          </table:table-cell>
          <table:table-cell table:formula="of:=&quot;Switch &quot; &amp; [.A42] &amp; &quot; Pressed&quot;" office:value-type="string" office:string-value="Switch 2 Pressed" calcext:value-type="string">
            <text:p>Switch 2 Pressed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DEC2BIN(BITLSHIFT([.B43];1) + [.C43];8)" office:value-type="string" office:string-value="00101010" calcext:value-type="string">
            <text:p>00101010</text:p>
          </table:table-cell>
          <table:table-cell table:formula="of:=&quot;Switch &quot; &amp; [.A43] &amp; &quot; Released&quot;" office:value-type="string" office:string-value="Switch 2 Released" calcext:value-type="string">
            <text:p>Switch 2 Released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DEC2BIN(BITLSHIFT([.B44];1) + [.C44];8)" office:value-type="string" office:string-value="00101101" calcext:value-type="string">
            <text:p>00101101</text:p>
          </table:table-cell>
          <table:table-cell table:formula="of:=&quot;Switch &quot; &amp; [.A44] &amp; &quot; Pressed&quot;" office:value-type="string" office:string-value="Switch 3 Pressed" calcext:value-type="string">
            <text:p>Switch 3 Pressed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DEC2BIN(BITLSHIFT([.B45];1) + [.C45];8)" office:value-type="string" office:string-value="00101100" calcext:value-type="string">
            <text:p>00101100</text:p>
          </table:table-cell>
          <table:table-cell table:formula="of:=&quot;Switch &quot; &amp; [.A45] &amp; &quot; Released&quot;" office:value-type="string" office:string-value="Switch 3 Released" calcext:value-type="string">
            <text:p>Switch 3 Released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DEC2BIN(BITLSHIFT([.B46];1) + [.C46];8)" office:value-type="string" office:string-value="00101111" calcext:value-type="string">
            <text:p>00101111</text:p>
          </table:table-cell>
          <table:table-cell table:formula="of:=&quot;Switch &quot; &amp; [.A46] &amp; &quot; Pressed&quot;" office:value-type="string" office:string-value="Switch 4 Pressed" calcext:value-type="string">
            <text:p>Switch 4 Pressed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DEC2BIN(BITLSHIFT([.B47];1) + [.C47];8)" office:value-type="string" office:string-value="00101110" calcext:value-type="string">
            <text:p>00101110</text:p>
          </table:table-cell>
          <table:table-cell table:formula="of:=&quot;Switch &quot; &amp; [.A47] &amp; &quot; Released&quot;" office:value-type="string" office:string-value="Switch 4 Released" calcext:value-type="string">
            <text:p>Switch 4 Released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DEC2BIN(BITLSHIFT([.B48];1) + [.C48];8)" office:value-type="string" office:string-value="00110001" calcext:value-type="string">
            <text:p>00110001</text:p>
          </table:table-cell>
          <table:table-cell table:formula="of:=&quot;Switch &quot; &amp; [.A48] &amp; &quot; Pressed&quot;" office:value-type="string" office:string-value="Switch 5 Pressed" calcext:value-type="string">
            <text:p>Switch 5 Pressed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DEC2BIN(BITLSHIFT([.B49];1) + [.C49];8)" office:value-type="string" office:string-value="00110000" calcext:value-type="string">
            <text:p>00110000</text:p>
          </table:table-cell>
          <table:table-cell table:formula="of:=&quot;Switch &quot; &amp; [.A49] &amp; &quot; Released&quot;" office:value-type="string" office:string-value="Switch 5 Released" calcext:value-type="string">
            <text:p>Switch 5 Released</text:p>
          </table:table-cell>
          <table:table-cell office:value-type="string" calcext:value-type="string">
            <text:p>E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DEC2BIN(BITLSHIFT([.B50];1) + [.C50];8)" office:value-type="string" office:string-value="00110011" calcext:value-type="string">
            <text:p>00110011</text:p>
          </table:table-cell>
          <table:table-cell table:formula="of:=&quot;Switch &quot; &amp; [.A50] &amp; &quot; Pressed&quot;" office:value-type="string" office:string-value="Switch 6 Pressed" calcext:value-type="string">
            <text:p>Switch 6 Pressed</text:p>
          </table:table-cell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DEC2BIN(BITLSHIFT([.B51];1) + [.C51];8)" office:value-type="string" office:string-value="00110010" calcext:value-type="string">
            <text:p>00110010</text:p>
          </table:table-cell>
          <table:table-cell table:formula="of:=&quot;Switch &quot; &amp; [.A51] &amp; &quot; Released&quot;" office:value-type="string" office:string-value="Switch 6 Released" calcext:value-type="string">
            <text:p>Switch 6 Released</text:p>
          </table:table-cell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DEC2BIN(BITLSHIFT([.B52];1) + [.C52];8)" office:value-type="string" office:string-value="00110101" calcext:value-type="string">
            <text:p>00110101</text:p>
          </table:table-cell>
          <table:table-cell table:formula="of:=&quot;Switch &quot; &amp; [.A52] &amp; &quot; Pressed&quot;" office:value-type="string" office:string-value="Switch 7 Pressed" calcext:value-type="string">
            <text:p>Switch 7 Pressed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DEC2BIN(BITLSHIFT([.B53];1) + [.C53];8)" office:value-type="string" office:string-value="00110100" calcext:value-type="string">
            <text:p>00110100</text:p>
          </table:table-cell>
          <table:table-cell table:formula="of:=&quot;Switch &quot; &amp; [.A53] &amp; &quot; Released&quot;" office:value-type="string" office:string-value="Switch 7 Released" calcext:value-type="string">
            <text:p>Switch 7 Released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EC2BIN(BITLSHIFT([.B54];1) + [.C54];8)" office:value-type="string" office:string-value="00110111" calcext:value-type="string">
            <text:p>00110111</text:p>
          </table:table-cell>
          <table:table-cell table:formula="of:=&quot;Switch &quot; &amp; [.A54] &amp; &quot; Pressed&quot;" office:value-type="string" office:string-value="Switch 8 Pressed" calcext:value-type="string">
            <text:p>Switch 8 Pressed</text:p>
          </table:table-cell>
          <table:table-cell office:value-type="string" calcext:value-type="string">
            <text:p>E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DEC2BIN(BITLSHIFT([.B55];1) + [.C55];8)" office:value-type="string" office:string-value="00110110" calcext:value-type="string">
            <text:p>00110110</text:p>
          </table:table-cell>
          <table:table-cell table:formula="of:=&quot;Switch &quot; &amp; [.A55] &amp; &quot; Released&quot;" office:value-type="string" office:string-value="Switch 8 Released" calcext:value-type="string">
            <text:p>Switch 8 Released</text:p>
          </table:table-cell>
          <table:table-cell office:value-type="string" calcext:value-type="string">
            <text:p>E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DEC2BIN(BITLSHIFT([.B56];1) + [.C56];8)" office:value-type="string" office:string-value="00111001" calcext:value-type="string">
            <text:p>00111001</text:p>
          </table:table-cell>
          <table:table-cell table:formula="of:=&quot;Switch &quot; &amp; [.A56] &amp; &quot; Pressed&quot;" office:value-type="string" office:string-value="Switch 9 Pressed" calcext:value-type="string">
            <text:p>Switch 9 Pressed</text:p>
          </table:table-cell>
          <table:table-cell office:value-type="string" calcext:value-type="string">
            <text:p>E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DEC2BIN(BITLSHIFT([.B57];1) + [.C57];8)" office:value-type="string" office:string-value="00111000" calcext:value-type="string">
            <text:p>00111000</text:p>
          </table:table-cell>
          <table:table-cell table:formula="of:=&quot;Switch &quot; &amp; [.A57] &amp; &quot; Released&quot;" office:value-type="string" office:string-value="Switch 9 Released" calcext:value-type="string">
            <text:p>Switch 9 Released</text:p>
          </table:table-cell>
          <table:table-cell office:value-type="string" calcext:value-type="string">
            <text:p>E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DEC2BIN(BITLSHIFT([.B58];1) + [.C58];8)" office:value-type="string" office:string-value="00111011" calcext:value-type="string">
            <text:p>00111011</text:p>
          </table:table-cell>
          <table:table-cell table:formula="of:=&quot;Switch &quot; &amp; [.A58] &amp; &quot; Pressed&quot;" office:value-type="string" office:string-value="Switch 10 Pressed" calcext:value-type="string">
            <text:p>Switch 10 Pressed</text:p>
          </table:table-cell>
          <table:table-cell office:value-type="string" calcext:value-type="string">
            <text:p>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DEC2BIN(BITLSHIFT([.B59];1) + [.C59];8)" office:value-type="string" office:string-value="00111010" calcext:value-type="string">
            <text:p>00111010</text:p>
          </table:table-cell>
          <table:table-cell table:formula="of:=&quot;Switch &quot; &amp; [.A59] &amp; &quot; Released&quot;" office:value-type="string" office:string-value="Switch 10 Released" calcext:value-type="string">
            <text:p>Switch 10 Released</text:p>
          </table:table-cell>
          <table:table-cell office:value-type="string" calcext:value-type="string">
            <text:p>E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DEC2BIN(BITLSHIFT([.B60];1) + [.C60];8)" office:value-type="string" office:string-value="00111101" calcext:value-type="string">
            <text:p>00111101</text:p>
          </table:table-cell>
          <table:table-cell table:formula="of:=&quot;Switch &quot; &amp; [.A60] &amp; &quot; Pressed&quot;" office:value-type="string" office:string-value="Switch 11 Pressed" calcext:value-type="string">
            <text:p>Switch 11 Pressed</text:p>
          </table:table-cell>
          <table:table-cell office:value-type="string" calcext:value-type="string">
            <text:p>E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DEC2BIN(BITLSHIFT([.B61];1) + [.C61];8)" office:value-type="string" office:string-value="00111100" calcext:value-type="string">
            <text:p>00111100</text:p>
          </table:table-cell>
          <table:table-cell table:formula="of:=&quot;Switch &quot; &amp; [.A61] &amp; &quot; Released&quot;" office:value-type="string" office:string-value="Switch 11 Released" calcext:value-type="string">
            <text:p>Switch 11 Released</text:p>
          </table:table-cell>
          <table:table-cell office:value-type="string" calcext:value-type="string">
            <text:p>E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DEC2BIN(BITLSHIFT([.B62];1) + [.C62];8)" office:value-type="string" office:string-value="00111111" calcext:value-type="string">
            <text:p>00111111</text:p>
          </table:table-cell>
          <table:table-cell table:formula="of:=&quot;Switch &quot; &amp; [.A62] &amp; &quot; Pressed&quot;" office:value-type="string" office:string-value="Switch 12 Pressed" calcext:value-type="string">
            <text:p>Switch 12 Pressed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DEC2BIN(BITLSHIFT([.B63];1) + [.C63];8)" office:value-type="string" office:string-value="00111110" calcext:value-type="string">
            <text:p>00111110</text:p>
          </table:table-cell>
          <table:table-cell table:formula="of:=&quot;Switch &quot; &amp; [.A63] &amp; &quot; Released&quot;" office:value-type="string" office:string-value="Switch 12 Released" calcext:value-type="string">
            <text:p>Switch 12 Released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DEC2BIN(BITLSHIFT([.B64];1) + [.C64];8)" office:value-type="string" office:string-value="01000001" calcext:value-type="string">
            <text:p>01000001</text:p>
          </table:table-cell>
          <table:table-cell table:formula="of:=&quot;Switch &quot; &amp; [.A64] &amp; &quot; Pressed&quot;" office:value-type="string" office:string-value="Switch 13 Pressed" calcext:value-type="string">
            <text:p>Switch 13 Pressed</text:p>
          </table:table-cell>
          <table:table-cell office:value-type="string" calcext:value-type="string">
            <text:p>E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DEC2BIN(BITLSHIFT([.B65];1) + [.C65];8)" office:value-type="string" office:string-value="01000000" calcext:value-type="string">
            <text:p>01000000</text:p>
          </table:table-cell>
          <table:table-cell table:formula="of:=&quot;Switch &quot; &amp; [.A65] &amp; &quot; Released&quot;" office:value-type="string" office:string-value="Switch 13 Released" calcext:value-type="string">
            <text:p>Switch 13 Released</text:p>
          </table:table-cell>
          <table:table-cell office:value-type="string" calcext:value-type="string">
            <text:p>E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DEC2BIN(BITLSHIFT([.B66];1) + [.C66];8)" office:value-type="string" office:string-value="01000011" calcext:value-type="string">
            <text:p>01000011</text:p>
          </table:table-cell>
          <table:table-cell table:formula="of:=&quot;Switch &quot; &amp; [.A66] &amp; &quot; Pressed&quot;" office:value-type="string" office:string-value="Switch 14 Pressed" calcext:value-type="string">
            <text:p>Switch 14 Pressed</text:p>
          </table:table-cell>
          <table:table-cell office:value-type="string" calcext:value-type="string">
            <text:p>E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DEC2BIN(BITLSHIFT([.B67];1) + [.C67];8)" office:value-type="string" office:string-value="01000010" calcext:value-type="string">
            <text:p>01000010</text:p>
          </table:table-cell>
          <table:table-cell table:formula="of:=&quot;Switch &quot; &amp; [.A67] &amp; &quot; Released&quot;" office:value-type="string" office:string-value="Switch 14 Released" calcext:value-type="string">
            <text:p>Switch 14 Released</text:p>
          </table:table-cell>
          <table:table-cell office:value-type="string" calcext:value-type="string">
            <text:p>E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DEC2BIN(BITLSHIFT([.B68];1) + [.C68];8)" office:value-type="string" office:string-value="01000101" calcext:value-type="string">
            <text:p>01000101</text:p>
          </table:table-cell>
          <table:table-cell table:formula="of:=&quot;Switch &quot; &amp; [.A68] &amp; &quot; Pressed&quot;" office:value-type="string" office:string-value="Switch 15 Pressed" calcext:value-type="string">
            <text:p>Switch 15 Pressed</text:p>
          </table:table-cell>
          <table:table-cell office:value-type="string" calcext:value-type="string">
            <text:p>E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DEC2BIN(BITLSHIFT([.B69];1) + [.C69];8)" office:value-type="string" office:string-value="01000100" calcext:value-type="string">
            <text:p>01000100</text:p>
          </table:table-cell>
          <table:table-cell table:formula="of:=&quot;Switch &quot; &amp; [.A69] &amp; &quot; Released&quot;" office:value-type="string" office:string-value="Switch 15 Released" calcext:value-type="string">
            <text:p>Switch 15 Released</text:p>
          </table:table-cell>
          <table:table-cell office:value-type="string" calcext:value-type="string">
            <text:p>E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DEC2BIN(BITLSHIFT([.B70];1) + [.C70];8)" office:value-type="string" office:string-value="01000111" calcext:value-type="string">
            <text:p>01000111</text:p>
          </table:table-cell>
          <table:table-cell table:formula="of:=&quot;Switch &quot; &amp; [.A70] &amp; &quot; Pressed&quot;" office:value-type="string" office:string-value="Switch 16 Pressed" calcext:value-type="string">
            <text:p>Switch 16 Pressed</text:p>
          </table:table-cell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DEC2BIN(BITLSHIFT([.B71];1) + [.C71];8)" office:value-type="string" office:string-value="01000110" calcext:value-type="string">
            <text:p>01000110</text:p>
          </table:table-cell>
          <table:table-cell table:formula="of:=&quot;Switch &quot; &amp; [.A71] &amp; &quot; Released&quot;" office:value-type="string" office:string-value="Switch 16 Released" calcext:value-type="string">
            <text:p>Switch 16 Released</text:p>
          </table:table-cell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H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7:55:39.63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6T14:49:59.353000000</meta:creation-date>
    <dc:date>2021-03-08T00:41:56.338000000</dc:date>
    <meta:editing-duration>PT22H13M19S</meta:editing-duration>
    <meta:editing-cycles>3</meta:editing-cycles>
    <meta:generator>LibreOffice/6.4.5.2$Windows_X86_64 LibreOffice_project/a726b36747cf2001e06b58ad5db1aa3a9a1872d6</meta:generator>
    <meta:document-statistic meta:table-count="1" meta:cell-count="450" meta:object-count="0"/>
  </office:meta>
</office:document-meta>
</file>